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c4b205" draw:marker-start-width="0.252cm" draw:marker-end-width="0.252cm" draw:fill-color="#c4b205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d43849" draw:marker-start-width="0.252cm" draw:marker-end-width="0.252cm" draw:fill-color="#d43849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258cm" fo:min-width="0.00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63cb9d" draw:marker-start-width="0.252cm" draw:marker-end-width="0.252cm" draw:fill-color="#63cb9d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b547e" draw:marker-start-width="0.252cm" draw:marker-end-width="0.252cm" draw:fill-color="#0b547e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d43849" draw:marker-start-width="0.252cm" draw:marker-end-width="0.252cm" draw:fill-color="#d43849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d43849" draw:marker-start-width="0.252cm" draw:marker-end-width="0.252cm" draw:fill-color="#d4384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5cm"/>
    </style:style>
    <style:style style:name="gr10" style:family="graphic" style:parent-style-name="standard">
      <style:graphic-properties svg:stroke-width="0.035cm" svg:stroke-color="#c4b205" draw:marker-start-width="0.252cm" draw:marker-end-width="0.252cm" draw:fill-color="#c4b205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cm"/>
    </style:style>
    <style:style style:name="gr12" style:family="graphic" style:parent-style-name="standard">
      <style:graphic-properties svg:stroke-width="0.035cm" svg:stroke-color="#63cb9d" draw:marker-start-width="0.252cm" draw:marker-end-width="0.252cm" draw:fill-color="#63cb9d" draw:textarea-horizontal-align="justify" draw:textarea-vertical-align="middle" draw:auto-grow-height="false" fo:min-height="0.004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17cm"/>
    </style:style>
    <style:style style:name="gr14" style:family="graphic" style:parent-style-name="standard">
      <style:graphic-properties svg:stroke-width="0.035cm" svg:stroke-color="#0b547e" draw:marker-start-width="0.252cm" draw:marker-end-width="0.252cm" draw:fill-color="#0b547e" draw:textarea-horizontal-align="justify" draw:textarea-vertical-align="middle" draw:auto-grow-height="false" fo:min-height="0.004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75cm"/>
    </style:style>
    <style:style style:name="gr16" style:family="graphic" style:parent-style-name="standard">
      <style:graphic-properties svg:stroke-width="0.035cm" draw:marker-start-width="0.252cm" draw:marker-end-width="0.252cm" svg:stroke-opacity="60%" draw:fill="none" draw:textarea-horizontal-align="justify" draw:textarea-vertical-align="middle" draw:auto-grow-height="false" fo:min-height="2.053cm" fo:min-width="9.372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1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63cb9d" draw:marker-start-width="0.252cm" draw:marker-end-width="0.252cm" draw:fill-color="#63cb9d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b547e" draw:marker-start-width="0.252cm" draw:marker-end-width="0.252cm" draw:fill-color="#0b547e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c4b205" draw:marker-start-width="0.252cm" draw:marker-end-width="0.252cm" draw:fill-color="#c4b205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c4b205"/>
      <style:paragraph-properties fo:text-align="center"/>
    </style:style>
    <style:style style:name="P2" style:family="paragraph">
      <loext:graphic-properties draw:fill-color="#d4384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3cb9d"/>
      <style:paragraph-properties fo:text-align="center"/>
    </style:style>
    <style:style style:name="P5" style:family="paragraph">
      <loext:graphic-properties draw:fill-color="#0b547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762cm" svg:height="0.762cm" svg:x="5.105cm" svg:y="8.53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6.796cm" svg:y="7.34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6.796cm" svg:y="9.72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0.508cm" svg:height="0.508cm" svg:x="8.858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9.366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9.874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0.389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8.858cm" svg:y="9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9.366cm" svg:y="9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9.874cm" svg:y="9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0.389cm" svg:y="9.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0.762cm" svg:x="12.19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2.193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4.259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767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275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79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259cm" svg:y="9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767cm" svg:y="9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275cm" svg:y="9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79cm" svg:y="9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0.508cm" svg:x="17.27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17.271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17.272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17.272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17.273cm" svg:y="9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17.273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897cm" svg:y1="7.72cm" svg:x2="12.192cm" svg:y2="7.72cm">
          <text:p/>
        </draw:line>
        <draw:line draw:style-name="gr6" draw:text-style-name="P6" draw:layer="layout" svg:x1="12.964cm" svg:y1="7.72cm" svg:x2="14.259cm" svg:y2="7.72cm">
          <text:p/>
        </draw:line>
        <draw:line draw:style-name="gr6" draw:text-style-name="P6" draw:layer="layout" svg:x1="10.898cm" svg:y1="10.109cm" svg:x2="12.193cm" svg:y2="10.109cm">
          <text:p/>
        </draw:line>
        <draw:line draw:style-name="gr6" draw:text-style-name="P6" draw:layer="layout" svg:x1="12.954cm" svg:y1="10.109cm" svg:x2="14.249cm" svg:y2="10.109cm">
          <text:p/>
        </draw:line>
        <draw:line draw:style-name="gr6" draw:text-style-name="P6" draw:layer="layout" svg:x1="16.764cm" svg:y1="6.579cm" svg:x2="16.764cm" svg:y2="8.332cm">
          <text:p/>
        </draw:line>
        <draw:line draw:style-name="gr6" draw:text-style-name="P6" draw:layer="layout" svg:x1="16.764cm" svg:y1="8.306cm" svg:x2="17.273cm" svg:y2="8.306cm">
          <text:p/>
        </draw:line>
        <draw:line draw:style-name="gr6" draw:text-style-name="P6" draw:layer="layout" svg:x1="16.765cm" svg:y1="7.264cm" svg:x2="17.274cm" svg:y2="7.264cm">
          <text:p/>
        </draw:line>
        <draw:line draw:style-name="gr6" draw:text-style-name="P6" draw:layer="layout" svg:x1="16.765cm" svg:y1="6.606cm" svg:x2="17.274cm" svg:y2="6.606cm">
          <text:p/>
        </draw:line>
        <draw:line draw:style-name="gr6" draw:text-style-name="P6" draw:layer="layout" svg:x1="18.264cm" svg:y1="6.58cm" svg:x2="18.264cm" svg:y2="8.333cm">
          <text:p/>
        </draw:line>
        <draw:line draw:style-name="gr6" draw:text-style-name="P6" draw:layer="layout" svg:x1="17.78cm" svg:y1="8.306cm" svg:x2="18.289cm" svg:y2="8.306cm">
          <text:p/>
        </draw:line>
        <draw:line draw:style-name="gr6" draw:text-style-name="P6" draw:layer="layout" svg:x1="17.766cm" svg:y1="7.264cm" svg:x2="18.275cm" svg:y2="7.264cm">
          <text:p/>
        </draw:line>
        <draw:line draw:style-name="gr6" draw:text-style-name="P6" draw:layer="layout" svg:x1="17.766cm" svg:y1="6.606cm" svg:x2="18.275cm" svg:y2="6.606cm">
          <text:p/>
        </draw:line>
        <draw:line draw:style-name="gr6" draw:text-style-name="P6" draw:layer="layout" svg:x1="16.307cm" svg:y1="7.706cm" svg:x2="16.79cm" svg:y2="7.706cm">
          <text:p/>
        </draw:line>
        <draw:line draw:style-name="gr6" draw:text-style-name="P6" draw:layer="layout" svg:x1="16.765cm" svg:y1="8.98cm" svg:x2="16.765cm" svg:y2="10.733cm">
          <text:p/>
        </draw:line>
        <draw:line draw:style-name="gr6" draw:text-style-name="P6" draw:layer="layout" svg:x1="16.765cm" svg:y1="10.707cm" svg:x2="17.274cm" svg:y2="10.707cm">
          <text:p/>
        </draw:line>
        <draw:line draw:style-name="gr6" draw:text-style-name="P6" draw:layer="layout" svg:x1="16.766cm" svg:y1="9.665cm" svg:x2="17.275cm" svg:y2="9.665cm">
          <text:p/>
        </draw:line>
        <draw:line draw:style-name="gr6" draw:text-style-name="P6" draw:layer="layout" svg:x1="16.766cm" svg:y1="9.007cm" svg:x2="17.275cm" svg:y2="9.007cm">
          <text:p/>
        </draw:line>
        <draw:line draw:style-name="gr6" draw:text-style-name="P6" draw:layer="layout" svg:x1="16.308cm" svg:y1="10.107cm" svg:x2="16.791cm" svg:y2="10.107cm">
          <text:p/>
        </draw:line>
        <draw:line draw:style-name="gr6" draw:text-style-name="P6" draw:layer="layout" svg:x1="18.265cm" svg:y1="8.981cm" svg:x2="18.265cm" svg:y2="10.734cm">
          <text:p/>
        </draw:line>
        <draw:line draw:style-name="gr6" draw:text-style-name="P6" draw:layer="layout" svg:x1="17.781cm" svg:y1="10.707cm" svg:x2="18.29cm" svg:y2="10.707cm">
          <text:p/>
        </draw:line>
        <draw:line draw:style-name="gr6" draw:text-style-name="P6" draw:layer="layout" svg:x1="17.767cm" svg:y1="9.665cm" svg:x2="18.276cm" svg:y2="9.665cm">
          <text:p/>
        </draw:line>
        <draw:line draw:style-name="gr6" draw:text-style-name="P6" draw:layer="layout" svg:x1="17.767cm" svg:y1="9.007cm" svg:x2="18.276cm" svg:y2="9.007cm">
          <text:p/>
        </draw:line>
        <draw:line draw:style-name="gr6" draw:text-style-name="P6" draw:layer="layout" svg:x1="7.569cm" svg:y1="7.72cm" svg:x2="8.864cm" svg:y2="7.72cm">
          <text:p/>
        </draw:line>
        <draw:line draw:style-name="gr6" draw:text-style-name="P6" draw:layer="layout" svg:x1="7.569cm" svg:y1="10.109cm" svg:x2="8.864cm" svg:y2="10.109cm">
          <text:p/>
        </draw:line>
        <draw:line draw:style-name="gr6" draw:text-style-name="P6" draw:layer="layout" svg:x1="5.486cm" svg:y1="7.72cm" svg:x2="6.781cm" svg:y2="7.72cm">
          <text:p/>
        </draw:line>
        <draw:line draw:style-name="gr6" draw:text-style-name="P6" draw:layer="layout" svg:x1="5.486cm" svg:y1="10.109cm" svg:x2="6.781cm" svg:y2="10.109cm">
          <text:p/>
        </draw:line>
        <draw:line draw:style-name="gr6" draw:text-style-name="P6" draw:layer="layout" svg:x1="5.486cm" svg:y1="7.696cm" svg:x2="5.486cm" svg:y2="8.51cm">
          <text:p/>
        </draw:line>
        <draw:line draw:style-name="gr6" draw:text-style-name="P6" draw:layer="layout" svg:x1="5.486cm" svg:y1="9.322cm" svg:x2="5.486cm" svg:y2="10.136cm">
          <text:p/>
        </draw:line>
        <draw:line draw:style-name="gr6" draw:text-style-name="P6" draw:layer="layout" svg:x1="18.288cm" svg:y1="7.706cm" svg:x2="18.771cm" svg:y2="7.706cm">
          <text:p/>
        </draw:line>
        <draw:line draw:style-name="gr6" draw:text-style-name="P6" draw:layer="layout" svg:x1="18.288cm" svg:y1="10.107cm" svg:x2="18.771cm" svg:y2="10.107cm">
          <text:p/>
        </draw:line>
        <draw:line draw:style-name="gr6" draw:text-style-name="P6" draw:layer="layout" svg:x1="18.765cm" svg:y1="7.671cm" svg:x2="18.765cm" svg:y2="10.135cm">
          <text:p/>
        </draw:line>
        <draw:line draw:style-name="gr6" draw:text-style-name="P6" draw:layer="layout" svg:x1="18.796cm" svg:y1="8.807cm" svg:x2="19.279cm" svg:y2="8.807cm">
          <text:p/>
        </draw:line>
        <draw:line draw:style-name="gr6" draw:text-style-name="P6" draw:layer="layout" svg:x1="19.265cm" svg:y1="8.788cm" svg:x2="19.265cm" svg:y2="11.955cm">
          <text:p/>
        </draw:line>
        <draw:line draw:style-name="gr6" draw:text-style-name="P6" draw:layer="layout" svg:x1="19.279cm" svg:y1="11.955cm" svg:x2="4.623cm" svg:y2="11.955cm">
          <text:p/>
        </draw:line>
        <draw:line draw:style-name="gr6" draw:text-style-name="P6" draw:layer="layout" svg:x1="4.648cm" svg:y1="8.89cm" svg:x2="4.648cm" svg:y2="11.938cm">
          <text:p/>
        </draw:line>
        <draw:line draw:style-name="gr6" draw:text-style-name="P6" draw:layer="layout" svg:x1="4.623cm" svg:y1="8.907cm" svg:x2="5.106cm" svg:y2="8.907cm">
          <text:p/>
        </draw:line>
        <draw:custom-shape draw:style-name="gr7" draw:text-style-name="P2" draw:layer="layout" svg:width="0.762cm" svg:height="0.762cm" svg:x="11.297cm" svg:y="11.55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2" draw:layer="layout" svg:width="0.376cm" svg:height="0.376cm" svg:x="20.198cm" svg:y="8.34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7" draw:layer="layout" svg:width="3.745cm" svg:height="0.645cm" svg:x="20.539cm" svg:y="8.204cm">
          <draw:text-box>
            <text:p><text:span text:style-name="T1">network delay center</text:span></text:p>
          </draw:text-box>
        </draw:frame>
        <draw:custom-shape draw:style-name="gr10" draw:text-style-name="P1" draw:layer="layout" svg:width="0.399cm" svg:height="0.399cm" svg:x="20.193cm" svg:y="8.8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1" draw:text-style-name="P7" draw:layer="layout" svg:width="3.33cm" svg:height="0.645cm" svg:x="20.549cm" svg:y="8.763cm">
          <draw:text-box>
            <text:p><text:span text:style-name="T1">client delay center</text:span></text:p>
          </draw:text-box>
        </draw:frame>
        <draw:custom-shape draw:style-name="gr12" draw:text-style-name="P4" draw:layer="layout" svg:width="0.406cm" svg:height="0.406cm" svg:x="20.193cm" svg:y="9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317cm" svg:height="0.645cm" svg:x="20.549cm" svg:y="9.322cm">
          <draw:text-box>
            <text:p><text:span text:style-name="T1">net-thread service</text:span></text:p>
          </draw:text-box>
        </draw:frame>
        <draw:custom-shape draw:style-name="gr14" draw:text-style-name="P5" draw:layer="layout" svg:width="0.406cm" svg:height="0.406cm" svg:x="20.193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775cm" svg:height="0.645cm" svg:x="20.549cm" svg:y="9.906cm">
          <draw:text-box>
            <text:p text:style-name="P8"><text:span text:style-name="T1">worker service</text:span></text:p>
          </draw:text-box>
        </draw:frame>
        <draw:custom-shape draw:style-name="gr16" draw:text-style-name="P6" draw:layer="layout" svg:width="9.906cm" svg:height="2.337cm" svg:x="8.636cm" svg:y="6.2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9.906cm" svg:height="2.337cm" svg:x="8.636cm" svg:y="8.696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488cm" svg:height="0.725cm" svg:x="8.644cm" svg:y="6.28cm">
          <draw:text-box>
            <text:p><text:span text:style-name="T2">MW</text:span><text:span text:style-name="T3">1</text:span></text:p>
          </draw:text-box>
        </draw:frame>
        <draw:frame draw:style-name="gr17" draw:text-style-name="P9" draw:layer="layout" svg:width="1.488cm" svg:height="0.725cm" svg:x="8.644cm" svg:y="8.738cm">
          <draw:text-box>
            <text:p><text:span text:style-name="T2">MW</text:span><text:span text:style-name="T4">2</text:span></text:p>
          </draw:text-box>
        </draw:frame>
        <draw:frame draw:style-name="gr18" draw:text-style-name="P10" draw:layer="layout" svg:width="1.01cm" svg:height="0.662cm" svg:x="5.086cm" svg:y="7.058cm">
          <draw:text-box>
            <text:p><text:span text:style-name="T5">0.5</text:span></text:p>
          </draw:text-box>
        </draw:frame>
        <draw:frame draw:style-name="gr18" draw:text-style-name="P10" draw:layer="layout" svg:width="1.01cm" svg:height="0.662cm" svg:x="5.086cm" svg:y="10.158cm">
          <draw:text-box>
            <text:p><text:span text:style-name="T5">0.5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2" draw:layer="layout" svg:width="0.762cm" svg:height="0.762cm" svg:x="6.783cm" svg:y="7.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3" draw:layer="layout" svg:width="0.508cm" svg:height="0.508cm" svg:x="8.845cm" svg:y="7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08cm" svg:height="0.508cm" svg:x="9.353cm" svg:y="7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08cm" svg:height="0.508cm" svg:x="9.861cm" svg:y="7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08cm" svg:height="0.508cm" svg:x="10.376cm" svg:y="7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0.762cm" svg:x="12.179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8cm" svg:height="0.508cm" svg:x="14.246cm" svg:y="7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08cm" svg:height="0.508cm" svg:x="14.754cm" svg:y="7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08cm" svg:height="0.508cm" svg:x="15.262cm" svg:y="7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08cm" svg:height="0.508cm" svg:x="15.777cm" svg:y="7.4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508cm" svg:height="0.508cm" svg:x="17.258cm" svg:y="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508cm" svg:height="0.508cm" svg:x="17.258cm" svg:y="7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508cm" svg:height="0.508cm" svg:x="17.259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884cm" svg:y1="7.729cm" svg:x2="12.179cm" svg:y2="7.729cm">
          <text:p/>
        </draw:line>
        <draw:line draw:style-name="gr6" draw:text-style-name="P6" draw:layer="layout" svg:x1="12.951cm" svg:y1="7.729cm" svg:x2="14.246cm" svg:y2="7.729cm">
          <text:p/>
        </draw:line>
        <draw:line draw:style-name="gr6" draw:text-style-name="P6" draw:layer="layout" svg:x1="16.751cm" svg:y1="6.588cm" svg:x2="16.751cm" svg:y2="8.341cm">
          <text:p/>
        </draw:line>
        <draw:line draw:style-name="gr6" draw:text-style-name="P6" draw:layer="layout" svg:x1="16.751cm" svg:y1="8.315cm" svg:x2="17.26cm" svg:y2="8.315cm">
          <text:p/>
        </draw:line>
        <draw:line draw:style-name="gr6" draw:text-style-name="P6" draw:layer="layout" svg:x1="16.752cm" svg:y1="7.273cm" svg:x2="17.261cm" svg:y2="7.273cm">
          <text:p/>
        </draw:line>
        <draw:line draw:style-name="gr6" draw:text-style-name="P6" draw:layer="layout" svg:x1="16.752cm" svg:y1="6.615cm" svg:x2="17.261cm" svg:y2="6.615cm">
          <text:p/>
        </draw:line>
        <draw:line draw:style-name="gr6" draw:text-style-name="P6" draw:layer="layout" svg:x1="18.251cm" svg:y1="6.589cm" svg:x2="18.251cm" svg:y2="8.342cm">
          <text:p/>
        </draw:line>
        <draw:line draw:style-name="gr6" draw:text-style-name="P6" draw:layer="layout" svg:x1="17.767cm" svg:y1="8.315cm" svg:x2="18.276cm" svg:y2="8.315cm">
          <text:p/>
        </draw:line>
        <draw:line draw:style-name="gr6" draw:text-style-name="P6" draw:layer="layout" svg:x1="17.753cm" svg:y1="7.273cm" svg:x2="18.262cm" svg:y2="7.273cm">
          <text:p/>
        </draw:line>
        <draw:line draw:style-name="gr6" draw:text-style-name="P6" draw:layer="layout" svg:x1="17.753cm" svg:y1="6.615cm" svg:x2="18.262cm" svg:y2="6.615cm">
          <text:p/>
        </draw:line>
        <draw:line draw:style-name="gr6" draw:text-style-name="P6" draw:layer="layout" svg:x1="16.294cm" svg:y1="7.715cm" svg:x2="16.777cm" svg:y2="7.715cm">
          <text:p/>
        </draw:line>
        <draw:line draw:style-name="gr6" draw:text-style-name="P6" draw:layer="layout" svg:x1="7.556cm" svg:y1="7.729cm" svg:x2="8.851cm" svg:y2="7.729cm">
          <text:p/>
        </draw:line>
        <draw:line draw:style-name="gr6" draw:text-style-name="P6" draw:layer="layout" svg:x1="4.235cm" svg:y1="7.729cm" svg:x2="6.768cm" svg:y2="7.729cm">
          <text:p/>
        </draw:line>
        <draw:line draw:style-name="gr6" draw:text-style-name="P6" draw:layer="layout" svg:x1="18.275cm" svg:y1="7.715cm" svg:x2="18.758cm" svg:y2="7.715cm">
          <text:p/>
        </draw:line>
        <draw:line draw:style-name="gr6" draw:text-style-name="P6" draw:layer="layout" svg:x1="18.745cm" svg:y1="7.716cm" svg:x2="19.228cm" svg:y2="7.716cm">
          <text:p/>
        </draw:line>
        <draw:line draw:style-name="gr6" draw:text-style-name="P6" draw:layer="layout" svg:x1="19.228cm" svg:y1="7.697cm" svg:x2="19.228cm" svg:y2="10.796cm">
          <text:p/>
        </draw:line>
        <draw:line draw:style-name="gr6" draw:text-style-name="P6" draw:layer="layout" svg:x1="19.228cm" svg:y1="10.764cm" svg:x2="4.21cm" svg:y2="10.764cm">
          <text:p/>
        </draw:line>
        <draw:line draw:style-name="gr6" draw:text-style-name="P6" draw:layer="layout" svg:x1="4.235cm" svg:y1="7.699cm" svg:x2="4.235cm" svg:y2="10.747cm">
          <text:p/>
        </draw:line>
        <draw:custom-shape draw:style-name="gr7" draw:text-style-name="P2" draw:layer="layout" svg:width="0.762cm" svg:height="0.762cm" svg:x="11.284cm" svg:y="10.36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2" draw:layer="layout" svg:width="0.376cm" svg:height="0.376cm" svg:x="19.785cm" svg:y="8.35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7" draw:layer="layout" svg:width="3.745cm" svg:height="0.645cm" svg:x="20.126cm" svg:y="8.213cm">
          <draw:text-box>
            <text:p><text:span text:style-name="T1">network delay center</text:span></text:p>
          </draw:text-box>
        </draw:frame>
        <draw:custom-shape draw:style-name="gr10" draw:text-style-name="P1" draw:layer="layout" svg:width="0.399cm" svg:height="0.399cm" svg:x="19.78cm" svg:y="8.89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1" draw:text-style-name="P7" draw:layer="layout" svg:width="3.33cm" svg:height="0.645cm" svg:x="20.136cm" svg:y="8.772cm">
          <draw:text-box>
            <text:p><text:span text:style-name="T1">client delay center</text:span></text:p>
          </draw:text-box>
        </draw:frame>
        <draw:custom-shape draw:style-name="gr12" draw:text-style-name="P4" draw:layer="layout" svg:width="0.406cm" svg:height="0.406cm" svg:x="19.78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317cm" svg:height="0.645cm" svg:x="20.136cm" svg:y="9.331cm">
          <draw:text-box>
            <text:p><text:span text:style-name="T1">net-thread service</text:span></text:p>
          </draw:text-box>
        </draw:frame>
        <draw:custom-shape draw:style-name="gr14" draw:text-style-name="P5" draw:layer="layout" svg:width="0.406cm" svg:height="0.406cm" svg:x="19.7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775cm" svg:height="0.645cm" svg:x="20.136cm" svg:y="9.915cm">
          <draw:text-box>
            <text:p text:style-name="P8"><text:span text:style-name="T1">worker service</text:span></text:p>
          </draw:text-box>
        </draw:frame>
        <draw:custom-shape draw:style-name="gr16" draw:text-style-name="P6" draw:layer="layout" svg:width="9.906cm" svg:height="2.337cm" svg:x="8.623cm" svg:y="6.30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488cm" svg:height="0.725cm" svg:x="8.631cm" svg:y="6.289cm">
          <draw:text-box>
            <text:p><text:span text:style-name="T2">MW</text:span><text:span text:style-name="T3">1</text:span></text:p>
          </draw:text-box>
        </draw:frame>
        <draw:custom-shape draw:style-name="gr23" draw:text-style-name="P1" draw:layer="layout" svg:width="0.762cm" svg:height="0.762cm" svg:x="3.861cm" svg:y="8.74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5:05:49.879537762</meta:creation-date>
    <dc:date>2017-12-17T20:33:10.863088912</dc:date>
    <meta:editing-duration>PT46M43S</meta:editing-duration>
    <meta:editing-cycles>33</meta:editing-cycles>
    <meta:generator>LibreOffice/5.1.6.2$Linux_X86_64 LibreOffice_project/10m0$Build-2</meta:generator>
    <meta:document-statistic meta:object-count="146"/>
  </office:meta>
</office:document-meta>
</file>